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</office:font-face-decl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3" style:parent-style-name="DefaultParagraphFont" style:family="text">
      <style:text-properties style:font-name="MS Gothic" style:font-name-asian="MS Gothic"/>
    </style:style>
    <style:style style:name="T4" style:parent-style-name="DefaultParagraphFont" style:family="text">
      <style:text-properties style:font-name="MS Gothic" style:font-name-asian="MS Gothic"/>
    </style:style>
    <style:style style:name="T5" style:parent-style-name="DefaultParagraphFont" style:family="text">
      <style:text-properties style:font-name="MS Gothic" style:font-name-asian="MS Gothic"/>
    </style:style>
    <style:style style:name="T6" style:parent-style-name="DefaultParagraphFont" style:family="text">
      <style:text-properties style:font-name="MS Gothic" style:font-name-asian="MS Gothic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9" style:parent-style-name="DefaultParagraphFont" style:family="text">
      <style:text-properties style:font-name="MS Gothic" style:font-name-asian="MS Gothic"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style:font-name="MS Gothic" style:font-name-asian="MS Gothic"/>
    </style:style>
    <style:style style:name="P1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style:font-name="MS Gothic" style:font-name-asian="MS Gothic"/>
    </style:style>
    <style:style style:name="T14" style:parent-style-name="DefaultParagraphFont" style:family="text">
      <style:text-properties style:font-name="MS Gothic" style:font-name-asian="MS Gothic"/>
    </style:style>
    <style:style style:name="T15" style:parent-style-name="DefaultParagraphFont" style:family="text">
      <style:text-properties style:font-name="MS Gothic" style:font-name-asian="MS Gothic"/>
    </style:style>
    <style:style style:name="P16" style:parent-style-name="ListParagraph" style:list-style-name="LFO1" style:family="paragraph"/>
    <style:style style:name="P17" style:parent-style-name="ListParagraph" style:list-style-name="LFO1" style:family="paragraph"/>
    <style:style style:name="P18" style:parent-style-name="ListParagraph" style:list-style-name="LFO1" style:family="paragraph"/>
    <style:style style:name="P1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21" style:parent-style-name="DefaultParagraphFont" style:family="text">
      <style:text-properties style:font-name="MS Gothic" style:font-name-asian="MS Gothic"/>
    </style:style>
    <style:style style:name="T22" style:parent-style-name="DefaultParagraphFont" style:family="text">
      <style:text-properties style:font-name="MS Gothic" style:font-name-asian="MS Gothic"/>
    </style:style>
    <style:style style:name="T23" style:parent-style-name="DefaultParagraphFont" style:family="text">
      <style:text-properties style:font-name="MS Gothic" style:font-name-asian="MS Gothic"/>
    </style:style>
    <style:style style:name="P24" style:parent-style-name="Normal" style:family="paragraph">
      <style:paragraph-properties fo:text-indent="0.5in"/>
    </style:style>
    <style:style style:name="P25" style:parent-style-name="Normal" style:family="paragraph">
      <style:paragraph-properties fo:text-indent="0.5in"/>
    </style:style>
    <style:style style:name="P2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27" style:parent-style-name="DefaultParagraphFont" style:family="text">
      <style:text-properties style:font-name="MS Gothic" style:font-name-asian="MS Gothic"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9" style:parent-style-name="DefaultParagraphFont" style:family="text">
      <style:text-properties style:font-name="MS Gothic" style:font-name-asian="MS Gothic"/>
    </style:style>
    <style:style style:name="T30" style:parent-style-name="DefaultParagraphFont" style:family="text">
      <style:text-properties style:font-name="MS Gothic" style:font-name-asian="MS Gothic"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</office:automatic-styles>
  <office:body>
    <office:text text:use-soft-page-breaks="true">
      <text:p text:style-name="P1">Prototype Checklist<text:s/></text:p>
      <text:p text:style-name="P2">Upload + Display Flow:</text:p>
      <text:p text:style-name="Normal"><text:span text:style-name="T3">☐</text:span><text:s/>A simple HTML form to paste or upload lecture notes (text only is fine).</text:p>
      <text:p text:style-name="Normal"><text:span text:style-name="T4">☐</text:span><text:s/>A Flask backend that processes the input.</text:p>
      <text:p text:style-name="Normal"><text:span text:style-name="T5">☐</text:span><text:s/>Generation of basic flashcards (even if it’s just<text:s/>sentence-based or keywords).</text:p>
      <text:p text:style-name="Normal"><text:span text:style-name="T6">☐</text:span><text:s/>Flashcards are displayed one-by-one or all at once.</text:p>
      <text:p text:style-name="P7"/>
      <text:p text:style-name="P8">Simple NLP Integration:</text:p>
      <text:p text:style-name="Normal"><text:span text:style-name="T9">☐</text:span><text:span text:style-name="T10"><text:s/></text:span>Very basic spaCy usage (e.g., extract nouns or keywords).</text:p>
      <text:p text:style-name="Normal"><text:span text:style-name="T11">☐</text:span><text:s/>You could even hard code the flashcards for now, just to simulate flow.</text:p>
      <text:p text:style-name="Normal"/>
      <text:p text:style-name="P12">Frontend Navigation/Flow (doesn’t have to be pretty):</text:p>
      <text:p text:style-name="Normal"><text:span text:style-name="T13">☐</text:span><text:s/>Navigation between pages (index.html, flashcards.html)</text:p>
      <text:p text:style-name="Normal"><text:span text:style-name="T14">☐</text:span><text:s/>Basic layout: Upload → Flashcards → (Optional: Quiz, Summary, Export)</text:p>
      <text:p text:style-name="Normal"><text:span text:style-name="T15">☐</text:span><text:s/>Optional: Simple "End of Flashcards" page with 3 options:</text:p>
      <text:list text:style-name="LFO1" text:continue-numbering="true">
        <text:list-item>
          <text:p text:style-name="P16">“Try Quiz”</text:p>
        </text:list-item>
        <text:list-item>
          <text:p text:style-name="P17">“View<text:s/>Summary”</text:p>
        </text:list-item>
        <text:list-item>
          <text:p text:style-name="P18">“Download Flashcards”</text:p>
        </text:list-item>
      </text:list>
      <text:p text:style-name="Normal"/>
      <text:p text:style-name="P19">File/Folder Structure (already set up)</text:p>
      <text:p text:style-name="P20">Demonstrates Feasibility:</text:p>
      <text:p text:style-name="Normal"><text:span text:style-name="T21">☐</text:span><text:s/>Input → Output cycle is working.</text:p>
      <text:p text:style-name="Normal"><text:span text:style-name="T22">☐</text:span><text:s/>NLP can process content meaningfully (even if not perfect).</text:p>
      <text:p text:style-name="Normal"><text:span text:style-name="T23">☐</text:span><text:s/>Users could realistically revise with what’s<text:s/>generated.</text:p>
      <text:p text:style-name="P24"/>
      <text:p text:style-name="P25"/>
      <text:soft-page-break/>
      <text:p text:style-name="P26">Optional but Good for Bonus Marks:</text:p>
      <text:p text:style-name="Normal"><text:span text:style-name="T27">☐</text:span><text:span text:style-name="T28"><text:s/></text:span>A Mini Quiz prototype (3 MCQs from flashcards).</text:p>
      <text:p text:style-name="Normal"><text:span text:style-name="T29">☐</text:span><text:s/>A simple summary function using NLP.</text:p>
      <text:p text:style-name="Normal"><text:span text:style-name="T30">☐</text:span><text:span text:style-name="T31"><text:s/></text:span>An<text:s/>“Export as .txt” or “Download Flashcards” button.<text:s/></text:p>
      <text:p text:style-name="P32"><text:s/></text:p>
      <text:p text:style-name="P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GB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ourier New" style:font-name-complex="Courier New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aveed, Ariba (Student)</meta:initial-creator>
    <dc:creator>Naveed, Ariba (Student)</dc:creator>
    <meta:creation-date>2025-07-12T13:48:00Z</meta:creation-date>
    <dc:date>2025-07-12T22:57:00Z</dc:date>
    <meta:template xlink:href="Normal" xlink:type="simple"/>
    <meta:editing-cycles>4</meta:editing-cycles>
    <meta:editing-duration>PT14340S</meta:editing-duration>
    <meta:document-statistic meta:page-count="2" meta:paragraph-count="2" meta:word-count="173" meta:character-count="1159" meta:row-count="8" meta:non-whitespace-character-count="988"/>
  </office:meta>
</office:document-meta>
</file>